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P2" style:family="paragraph" style:parent-style-name="Frame_20_contents">
      <style:paragraph-properties fo:text-align="end" style:justify-single-word="false"/>
    </style:style>
    <style:style style:name="P3" style:family="paragraph" style:parent-style-name="Standard">
      <style:text-properties officeooo:rsid="001ec007" officeooo:paragraph-rsid="001ec007"/>
    </style:style>
    <style:style style:name="P4" style:family="paragraph" style:parent-style-name="Text_20_body">
      <style:text-properties officeooo:rsid="001ec007" officeooo:paragraph-rsid="001ec007"/>
    </style:style>
    <style:style style:name="P5" style:family="paragraph" style:parent-style-name="Text_20_body">
      <style:text-properties officeooo:rsid="002167fd" officeooo:paragraph-rsid="002167fd"/>
    </style:style>
    <style:style style:name="P6" style:family="paragraph" style:parent-style-name="Text_20_body">
      <style:text-properties officeooo:rsid="002167fd" officeooo:paragraph-rsid="0022aa25"/>
    </style:style>
    <style:style style:name="P7" style:family="paragraph" style:parent-style-name="Text_20_body">
      <style:text-properties officeooo:rsid="002167fd" officeooo:paragraph-rsid="0023cae8"/>
    </style:style>
    <style:style style:name="P8" style:family="paragraph" style:parent-style-name="Text_20_body">
      <style:text-properties officeooo:rsid="0022aa25" officeooo:paragraph-rsid="0023cae8"/>
    </style:style>
    <style:style style:name="P9" style:family="paragraph" style:parent-style-name="Text_20_body">
      <style:text-properties officeooo:rsid="0023cae8" officeooo:paragraph-rsid="0023cae8"/>
    </style:style>
    <style:style style:name="P10" style:family="paragraph" style:parent-style-name="Text_20_body">
      <style:paragraph-properties fo:break-before="page"/>
      <style:text-properties officeooo:rsid="001ec007" officeooo:paragraph-rsid="001ec007"/>
    </style:style>
    <style:style style:name="P11" style:family="paragraph" style:parent-style-name="Text_20_body">
      <style:paragraph-properties fo:break-before="page"/>
      <style:text-properties officeooo:rsid="002167fd" officeooo:paragraph-rsid="0023cae8"/>
    </style:style>
    <style:style style:name="P12" style:family="paragraph" style:parent-style-name="Title">
      <style:text-properties officeooo:rsid="001ec007" officeooo:paragraph-rsid="001ec007"/>
    </style:style>
    <style:style style:name="T1" style:family="text">
      <style:text-properties officeooo:rsid="0022aa25"/>
    </style:style>
    <style:style style:name="T2" style:family="text">
      <style:text-properties officeooo:rsid="0023cae8"/>
    </style:style>
    <style:style style:name="T3" style:family="text">
      <style:text-properties officeooo:rsid="0024374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12">Pathfinding multi-agents à l'aide de méthodes stochastiques</text:p>
      <text:p text:style-name="P4"><text:tab/>Le multi pathfinding correspond à déterminer des chemins les plus courts pour des agents cheminant entre des couples de sommets distincts (source, destination) d'un graphe de telle manière à ce que deux agents ne se retrouvent pas simultanément sur un même sommet.<text:line-break/><text:line-break/><text:tab/>Ce problème est un problème NP-complet et nous proposons de le résoudre par des méthodes stochastiques. Le graphe sera décrit en compréhension via une fonction de voisinage.<text:line-break/>Nous aborderons<text:line-break/><text:tab/>1. le mono pathfinding (qui est un problème polynomiale) avec coût <text:line-break/>constant et obstacles infranchissables;<text:line-break/><text:tab/>2. le mono pathfinding avec coût variable;<text:line-break/><text:tab/>3. le multi pathfinding avec coût variable mais identique pour chaque agent;<text:line-break/><text:tab/>4. le multi pathfinding avec coût variable et spécifique à chaque agent.<text:line-break/><text:line-break/><text:tab/>L'objectif est d'aboutir à une API interruptible (ou à temps contraint) qui garanti d'obtenir toujours un ensemble de débuts de chemins (le cas échéant sous optimaux). Le sujet sera réalisé en C/C++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1"><text:span text:style-name="T2">4</text:span> avril :</text:p>
      <text:p text:style-name="P8"><text:span text:style-name="T2">Conception initiale UML en collaboration avec le groupe vincent/thomas</text:span></text:p>
      <text:p text:style-name="P9">5 avril :</text:p>
      <text:p text:style-name="P8"><text:span text:style-name="T2">DTD, exemple XML</text:span></text:p>
      <text:p text:style-name="P5">6 avril :</text:p>
      <text:p text:style-name="P8">choix communication jeu/moteur (bibliothèque)</text:p>
      <text:p text:style-name="P8">révision modélisation uml</text:p>
      <text:p text:style-name="P8">choix des méthodes du contrôleur(/interface/traducteur)</text:p>
      <text:p text:style-name="P9">création classes</text:p>
      <text:p text:style-name="P7">map exemple, parsing fichier txt<text:span text:style-name="T3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ec007" officeooo:paragraph-rsid="001ec007"/>
    </style:style>
    <style:style style:name="MP2" style:family="paragraph" style:parent-style-name="Frame_20_contents">
      <style:paragraph-properties fo:text-align="end" style:justify-single-word="false"/>
      <style:text-properties officeooo:rsid="00126be4" officeooo:paragraph-rsid="00126be4"/>
    </style:style>
    <style:style style:name="MP3" style:family="paragraph" style:parent-style-name="Frame_20_contents">
      <style:paragraph-properties fo:text-align="end" style:justify-single-word="false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draw:frame draw:style-name="Mfr1" draw:name="Cadre1" text:anchor-type="paragraph" svg:x="12.405cm" svg:y="-0.007cm" svg:width="4.579cm" draw:z-index="3"><draw:text-box fo:min-height="1.695cm"><text:p text:style-name="MP2">Université d'ANGERS</text:p><text:p text:style-name="MP3"><text:date style:data-style-name="N37" text:date-value="2016-04-06T16:09:03.562800320" text:fixed="true">06/04/16</text:date></text:p><text:p text:style-name="MP3"/></draw:text-box></draw:frame>Talarmain, Roux, Voillemin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6:05:36.988866951</meta:creation-date>
    <dc:date>2016-04-06T16:25:07.164959362</dc:date>
    <meta:editing-duration>PT13M3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4" meta:paragraph-count="15" meta:word-count="202" meta:character-count="1364" meta:non-whitespace-character-count="1167"/>
  </office:meta>
</office:document-meta>
</file>